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CC00000112B457FBE4.png" manifest:media-type="image/png"/>
  <manifest:file-entry manifest:full-path="Pictures/10000000000007800000043859B9B97B.png" manifest:media-type="image/png"/>
  <manifest:file-entry manifest:full-path="Pictures/100000000000048200000332FCEC3B3C.png" manifest:media-type="image/png"/>
  <manifest:file-entry manifest:full-path="Pictures/100000000000048300000330304282E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15cm, 8.555cm, 5.042cm, 10.42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584cm" svg:height="12.422cm" svg:x="1.849cm" svg:y="1.078cm">
          <draw:image xlink:href="Pictures/100000000000048300000330304282E2.png" xlink:type="simple" xlink:show="embed" xlink:actuate="onLoad">
            <text:p/>
          </draw:image>
        </draw:frame>
        <draw:frame draw:style-name="gr1" draw:text-style-name="P1" draw:layer="layout" svg:width="17.588cm" svg:height="12.466cm" svg:x="1.8cm" svg:y="14.034cm">
          <draw:image xlink:href="Pictures/100000000000048200000332FCEC3B3C.png" xlink:type="simple" xlink:show="embed" xlink:actuate="onLoad">
            <text:p/>
          </draw:image>
        </draw:frame>
        <draw:custom-shape draw:style-name="gr2" draw:text-style-name="P1" draw:layer="layout" svg:width="11.2cm" svg:height="0.9cm" svg:x="6.8cm" svg:y="8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9cm" svg:x2="11.2cm" svg:y2="14.1cm">
          <text:p/>
        </draw:line>
        <draw:custom-shape draw:style-name="gr2" draw:text-style-name="P1" draw:layer="layout" svg:width="3cm" svg:height="0.7cm" svg:x="15.1cm" svg:y="23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4" draw:text-style-name="P1" draw:layer="layout" svg:width="17.939cm" svg:height="10.1cm" svg:x="1.461cm" svg:y="1.3cm">
          <draw:image xlink:href="Pictures/10000000000007800000043859B9B97B.png" xlink:type="simple" xlink:show="embed" xlink:actuate="onLoad">
            <text:p/>
          </draw:image>
        </draw:frame>
        <draw:custom-shape draw:style-name="gr2" draw:text-style-name="P1" draw:layer="layout" svg:width="6cm" svg:height="0.3cm" svg:x="10.5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431cm" svg:height="8cm" svg:x="4.069cm" svg:y="12.2cm">
          <draw:image xlink:href="Pictures/10000000000001CC00000112B457FBE4.png" xlink:type="simple" xlink:show="embed" xlink:actuate="onLoad">
            <text:p/>
          </draw:image>
        </draw:frame>
        <draw:line draw:style-name="gr3" draw:text-style-name="P1" draw:layer="layout" svg:x1="11.4cm" svg:y1="5.7cm" svg:x2="11.4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3:56:19.866000000</meta:creation-date>
    <dc:date>2015-03-09T14:12:21.474000000</dc:date>
    <meta:editing-duration>PT12M4S</meta:editing-duration>
    <meta:editing-cycles>3</meta:editing-cycles>
    <meta:generator>LibreOffice/4.2.5.2$Windows_x86 LibreOffice_project/61cb170a04bb1f12e77c884eab9192be736ec5f5</meta:generator>
    <meta:document-statistic meta:object-count="9"/>
  </office:meta>
</office:document-meta>
</file>